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ira Sans" svg:font-family="'Fira Sans', 'Source Sans Pro', Helvetica, Arial, sans-serif"/>
    <style:font-face style:name="Tahoma1" svg:font-family="Tahoma"/>
    <style:font-face style:name="Times New Roman1" svg:font-family="'Times New Roman'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fo:font-weight="normal" officeooo:rsid="00172927" officeooo:paragraph-rsid="00172927" style:font-weight-asian="normal" style:font-weight-complex="normal"/>
    </style:style>
    <style:style style:name="P2" style:family="paragraph" style:parent-style-name="Text_20_body">
      <style:text-properties fo:font-weight="normal" officeooo:rsid="00172927" officeooo:paragraph-rsid="0017e4ae" style:font-weight-asian="normal" style:font-weight-complex="normal"/>
    </style:style>
    <style:style style:name="P3" style:family="paragraph" style:parent-style-name="Text_20_body">
      <style:text-properties fo:font-weight="normal" officeooo:rsid="00190b35" officeooo:paragraph-rsid="00190b35" style:font-weight-asian="normal" style:font-weight-complex="normal"/>
    </style:style>
    <style:style style:name="P4" style:family="paragraph" style:parent-style-name="Text_20_body" style:list-style-name="L1">
      <style:text-properties officeooo:paragraph-rsid="0017e4ae"/>
    </style:style>
    <style:style style:name="P5" style:family="paragraph" style:parent-style-name="Text_20_body" style:list-style-name="L1">
      <style:text-properties officeooo:rsid="0017e4ae" officeooo:paragraph-rsid="0017e4ae"/>
    </style:style>
    <style:style style:name="P6" style:family="paragraph" style:parent-style-name="Text_20_body" style:list-style-name="L1">
      <style:text-properties officeooo:rsid="00190b35" officeooo:paragraph-rsid="00190b35"/>
    </style:style>
    <style:style style:name="P7" style:family="paragraph" style:parent-style-name="Text_20_body">
      <style:text-properties officeooo:rsid="00190b35" officeooo:paragraph-rsid="00190b35"/>
    </style:style>
    <style:style style:name="P8" style:family="paragraph" style:parent-style-name="Text_20_body">
      <style:text-properties officeooo:rsid="00191efb" officeooo:paragraph-rsid="00191efb"/>
    </style:style>
    <style:style style:name="P9" style:family="paragraph" style:parent-style-name="Text_20_body">
      <style:text-properties officeooo:rsid="001a44b8" officeooo:paragraph-rsid="001a44b8"/>
    </style:style>
    <style:style style:name="P10" style:family="paragraph" style:parent-style-name="Text_20_body">
      <style:paragraph-properties fo:margin-top="0cm" fo:margin-bottom="0cm" loext:contextual-spacing="false"/>
      <style:text-properties fo:font-size="11pt" fo:font-style="italic" officeooo:rsid="001bda42" officeooo:paragraph-rsid="001bda42" style:font-size-asian="11pt" style:font-style-asian="italic" style:font-size-complex="11pt" style:font-style-complex="italic"/>
    </style:style>
    <style:style style:name="P11" style:family="paragraph" style:parent-style-name="Text_20_body">
      <style:paragraph-properties fo:margin-top="0cm" fo:margin-bottom="0cm" loext:contextual-spacing="false"/>
      <style:text-properties fo:font-size="11pt" fo:font-style="italic" fo:font-weight="normal" officeooo:rsid="0017e4ae" officeooo:paragraph-rsid="0017e4ae" style:font-size-asian="11pt" style:font-style-asian="italic" style:font-weight-asian="normal" style:font-size-complex="11pt" style:font-style-complex="italic" style:font-weight-complex="normal"/>
    </style:style>
    <style:style style:name="P12" style:family="paragraph" style:parent-style-name="Text_20_body">
      <style:paragraph-properties fo:margin-top="0cm" fo:margin-bottom="0cm" loext:contextual-spacing="false"/>
      <style:text-properties fo:font-size="11pt" fo:font-style="italic" fo:font-weight="normal" officeooo:rsid="001bda42" officeooo:paragraph-rsid="001bda42" style:font-size-asian="11pt" style:font-style-asian="italic" style:font-weight-asian="normal" style:font-size-complex="11pt" style:font-style-complex="italic" style:font-weight-complex="normal"/>
    </style:style>
    <style:style style:name="P13" style:family="paragraph" style:parent-style-name="Text_20_body">
      <style:paragraph-properties fo:margin-top="0cm" fo:margin-bottom="0cm" loext:contextual-spacing="false"/>
      <style:text-properties fo:font-size="12pt" fo:font-style="normal" fo:font-weight="normal" officeooo:rsid="001bda42" officeooo:paragraph-rsid="001bda42" style:font-size-asian="10.5pt" style:font-style-asian="normal" style:font-weight-asian="normal" style:font-size-complex="12pt" style:font-style-complex="normal" style:font-weight-complex="normal"/>
    </style:style>
    <style:style style:name="P14" style:family="paragraph" style:parent-style-name="Text_20_body">
      <style:paragraph-properties fo:margin-top="0cm" fo:margin-bottom="0cm" loext:contextual-spacing="false"/>
      <style:text-properties fo:font-size="12pt" fo:font-style="normal" fo:font-weight="normal" officeooo:rsid="001a44b8" officeooo:paragraph-rsid="001bda42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Text_20_body">
      <style:paragraph-properties fo:margin-left="0cm" fo:margin-right="0cm" fo:widows="1" fo:text-indent="0cm" style:auto-text-indent="false"/>
    </style:style>
    <style:style style:name="P16" style:family="paragraph" style:parent-style-name="Text_20_body">
      <style:paragraph-properties fo:margin-left="0cm" fo:margin-right="0cm" fo:widows="1" fo:text-indent="0cm" style:auto-text-indent="false"/>
      <style:text-properties officeooo:rsid="001bda42" officeooo:paragraph-rsid="001bda42"/>
    </style:style>
    <style:style style:name="P17" style:family="paragraph" style:parent-style-name="Title">
      <style:paragraph-properties fo:margin-top="0.199cm" fo:margin-bottom="0cm" loext:contextual-spacing="false" fo:padding="0.049cm" fo:border="0.06pt solid #000000" style:shadow="none"/>
      <style:text-properties fo:font-size="22pt" style:font-size-asian="22pt" style:font-size-complex="22pt"/>
    </style:style>
    <style:style style:name="P18" style:family="paragraph" style:parent-style-name="Preformatted_20_Text">
      <style:paragraph-properties fo:margin-top="0cm" fo:margin-bottom="0.499cm" loext:contextual-spacing="false" fo:widows="1" style:writing-mode="lr-tb"/>
      <style:text-properties fo:font-variant="normal" fo:text-transform="none" fo:color="#000000" fo:letter-spacing="normal"/>
    </style:style>
    <style:style style:name="P19" style:family="paragraph" style:parent-style-name="Preformatted_20_Text">
      <style:paragraph-properties fo:widows="1" style:writing-mode="lr-tb"/>
      <style:text-properties fo:font-variant="normal" fo:text-transform="none" fo:color="#000000" fo:letter-spacing="normal" fo:font-style="normal" fo:font-weight="normal"/>
    </style:style>
    <style:style style:name="P20" style:family="paragraph" style:parent-style-name="Preformatted_20_Text">
      <style:paragraph-properties fo:widows="1" style:writing-mode="lr-tb"/>
      <style:text-properties fo:font-variant="normal" fo:text-transform="none" fo:color="#000000" fo:letter-spacing="normal"/>
    </style:style>
    <style:style style:name="P21" style:family="paragraph" style:parent-style-name="Preformatted_20_Text">
      <style:paragraph-properties fo:margin-top="0cm" fo:margin-bottom="0cm" loext:contextual-spacing="false"/>
      <style:text-properties fo:font-variant="normal" fo:text-transform="none" fo:color="#000000" fo:font-size="10pt" fo:letter-spacing="normal" fo:font-style="normal" fo:font-weight="normal" officeooo:rsid="001bda42" officeooo:paragraph-rsid="001bda42" style:font-size-asian="10.5pt" style:font-style-asian="normal" style:font-weight-asian="normal" style:font-size-complex="12pt" style:font-style-complex="normal" style:font-weight-complex="normal"/>
    </style:style>
    <style:style style:name="T1" style:family="text">
      <style:text-properties officeooo:rsid="00172927"/>
    </style:style>
    <style:style style:name="T2" style:family="text">
      <style:text-properties fo:font-variant="normal" fo:text-transform="none" style:font-name="Times New Roman1" fo:font-size="14pt" fo:letter-spacing="normal" fo:font-style="normal" fo:font-weight="normal"/>
    </style:style>
    <style:style style:name="T3" style:family="text">
      <style:text-properties fo:font-style="normal" fo:font-weight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7e4ae" style:font-weight-asian="normal" style:font-weight-complex="normal"/>
    </style:style>
    <style:style style:name="T6" style:family="text">
      <style:text-properties fo:font-weight="normal" officeooo:rsid="00190b35" style:font-weight-asian="normal" style:font-weight-complex="normal"/>
    </style:style>
    <style:style style:name="T7" style:family="text">
      <style:text-properties fo:font-weight="normal" officeooo:rsid="00191efb" style:font-weight-asian="normal" style:font-weight-complex="normal"/>
    </style:style>
    <style:style style:name="T8" style:family="text">
      <style:text-properties fo:font-weight="bold"/>
    </style:style>
    <style:style style:name="T9" style:family="text">
      <style:text-properties fo:font-style="italic"/>
    </style:style>
    <style:style style:name="T10" style:family="text">
      <style:text-properties fo:font-style="italic" fo:font-weight="normal"/>
    </style:style>
    <style:style style:name="T11" style:family="text">
      <style:text-properties officeooo:rsid="0017e4ae"/>
    </style:style>
    <style:style style:name="T12" style:family="text">
      <style:text-properties officeooo:rsid="001bda42"/>
    </style:style>
    <style:style style:name="T13" style:family="text">
      <style:text-properties fo:font-size="10pt" fo:font-style="normal" fo:font-weight="normal"/>
    </style:style>
    <style:style style:name="T14" style:family="text">
      <style:text-properties fo:color="#888a85" fo:font-style="normal" fo:font-weight="normal"/>
    </style:style>
    <style:style style:name="T15" style:family="text">
      <style:text-properties fo:color="#cc0000" fo:font-style="normal" fo:font-weight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WIM2 TDM<text:span text:style-name="T1">7</text:span></text:p>
      <text:p text:style-name="P17">Bourdon Loïs info2 TP1</text:p>
      <text:p text:style-name="P17"><text:s/>Compte-Rend<text:span text:style-name="T1">u</text:span></text:p>
      <text:p text:style-name="Text_20_body"/>
      <text:p text:style-name="P1">Exercice 1 :</text:p>
      <text:p text:style-name="P3">a.</text:p>
      <text:p text:style-name="P2">La fonction setcookie() <text:span text:style-name="T11">va définir</text:span> un cookie. Ces cookies <text:s/>doivent être envoyés avant toute autre sortie.Il faut donc l'appeler avant les balises &lt;html&gt; et &lt;head&gt;. <text:span text:style-name="T11">Cette fonction a pour signature : setcookie(...). Setcookie() est une fonction booléenne qui testent les nombreux paramètres suivants :</text:span></text:p>
      <text:list xml:id="list731046442546502529" text:style-name="L1">
        <text:list-item>
          <text:p text:style-name="P4"><text:span text:style-name="T5">$name : nom du cookie, cette fonction est obligatoire.</text:span></text:p>
        </text:list-item>
        <text:list-item>
          <text:p text:style-name="P5"><text:span text:style-name="T4">$value : valeur du cookie, stockée sur l'ordinateur du client. </text:span></text:p>
        </text:list-item>
        <text:list-item>
          <text:p text:style-name="P5"><text:span text:style-name="T4">$expire : entier </text:span><text:span text:style-name="T6">qui détermine le temps après lequel le cookie expire.</text:span></text:p>
        </text:list-item>
        <text:list-item>
          <text:p text:style-name="P6"><text:span text:style-name="T4">$path : chemin sur le serveur sur lequel le cookie sera disponible</text:span></text:p>
        </text:list-item>
        <text:list-item>
          <text:p text:style-name="P6"><text:span text:style-name="T4">$domain : domaine pour lequel le cookie est disponible</text:span></text:p>
        </text:list-item>
        <text:list-item>
          <text:p text:style-name="P6"><text:span text:style-name="T4">$secure : booléen déterminant si le cookie est sécurisé et indiquant si le cookie doit uniquement être transmis à travers une connexion sécurisée HTTPS depuis le client.</text:span></text:p>
        </text:list-item>
        <text:list-item>
          <text:p text:style-name="P6"><text:span text:style-name="T4">$httponly : booléen déterminant si le cookie est accessible ou non par des langages script. Si ce paramètre renvoie True, le cookie ne sera accessible que par le protocole HTTP.</text:span></text:p>
        </text:list-item>
      </text:list>
      <text:p text:style-name="P7"><text:span text:style-name="T4">Comme la fonction setcookie() est booléenne, elle va renvoyer en valeur de retour soit TRUE soit FALSE. Si elle renvoie TRUE, cette fonction aura réussi à s'exécuter. Elle renverra FALSE si quelque chose a été envoyé sur la sortie standard avant l'appel à cette fonction. Attention, cette fonction n'indique pas si le client accepte ou pas le cookie !</text:span></text:p>
      <text:p text:style-name="P7"><text:span text:style-name="T4">b. Cette fonction </text:span><text:span text:style-name="T7">ne crée pas un cookie, mais une entete de demande de création de cookie</text:span><text:span text:style-name="T4">.</text:span></text:p>
      <text:p text:style-name="P7"><text:span text:style-name="T4">c. </text:span><text:span text:style-name="T7">Non il faut l'appeler avant les balises &lt;html&gt; et &lt;head&gt;.</text:span></text:p>
      <text:p text:style-name="P8"><text:span text:style-name="T4">d. La variable $_COOKIE <text:s/>retourne un tableau associatif de variables, passé au script courant, via des cookies HTTP.</text:span></text:p>
      <text:p text:style-name="P8"><text:span text:style-name="T4"/></text:p>
      <text:p text:style-name="P9"><text:span text:style-name="T4">Exercice 2 :</text:span></text:p>
      <text:p text:style-name="P9"><text:span text:style-name="T4">1. cookie1.php :</text:span></text:p>
      <text:p text:style-name="P10"><text:span text:style-name="T4">&lt;?php</text:span></text:p>
      <text:p text:style-name="P10"><text:span text:style-name="T4"><text:tab/>setcookie('test_cookie_1', 'valeur_test_1', time() + 30*24*60*60);</text:span></text:p>
      <text:p text:style-name="P10"><text:span text:style-name="T4"><text:tab/>setcookie("test_cookie_2", 'valeur_test_2', time() + 30*24*60*60);</text:span></text:p>
      <text:p text:style-name="P10"><text:span text:style-name="T4"><text:tab/>setcookie("test_cookie_3", 'valeur_test_3', time());</text:span></text:p>
      <text:p text:style-name="P10"><text:span text:style-name="T4"><text:tab/>setcookie("test_cookie_4", 0, time() + 30*24*60*60);</text:span></text:p>
      <text:p text:style-name="P10"><text:span text:style-name="T4"><text:tab/>setcookie("test_cookie_5", '', time() + 30*24*60*60);</text:span></text:p>
      <text:p text:style-name="P10"><text:span text:style-name="T4"><text:tab/>setcookie("test_cookie_6", false, time() + 30*24*60*60);</text:span></text:p>
      <text:p text:style-name="P10"><text:span text:style-name="T4"><text:tab/>setcookie("test_cookie_7", 'valeur_test_7');</text:span></text:p>
      <text:p text:style-name="P10"><text:span text:style-name="T4"><text:tab/><text:tab/><text:tab/></text:span></text:p>
      <text:p text:style-name="P10"><text:span text:style-name="T4"><text:tab/>var_dump($_COOKIE);</text:span></text:p>
      <text:p text:style-name="P10"><text:span text:style-name="T4">?&gt;</text:span></text:p>
      <text:p text:style-name="P10"><text:span text:style-name="T4"/></text:p>
      <text:p text:style-name="P10"><text:soft-page-break/><text:span text:style-name="T4">&lt;html&gt;</text:span></text:p>
      <text:p text:style-name="P10"><text:span text:style-name="T4"><text:tab/>&lt;head&gt;</text:span></text:p>
      <text:p text:style-name="P10"><text:span text:style-name="T4"><text:tab/><text:tab/>&lt;title&gt;Cookie&lt;/title&gt;</text:span></text:p>
      <text:p text:style-name="P10"><text:span text:style-name="T4"><text:tab/>&lt;/head&gt;</text:span></text:p>
      <text:p text:style-name="P10"><text:span text:style-name="T4"><text:tab/></text:span></text:p>
      <text:p text:style-name="P10"><text:span text:style-name="T4"><text:tab/>&lt;body&gt;</text:span></text:p>
      <text:p text:style-name="P10"><text:span text:style-name="T4"><text:tab/><text:tab/>&lt;a href="cookie1.php"&gt; Recharger la page &lt;/a&gt;</text:span></text:p>
      <text:p text:style-name="P10"><text:span text:style-name="T4"><text:tab/><text:tab/>&lt;br&gt;<text:tab/><text:tab/></text:span></text:p>
      <text:p text:style-name="P10"><text:span text:style-name="T4"><text:tab/><text:tab/>&lt;a href="cookie2.php"&gt; Supprimer les cookies &lt;/a&gt;</text:span></text:p>
      <text:p text:style-name="P10"><text:span text:style-name="T4"><text:tab/>&lt;/body&gt;</text:span></text:p>
      <text:p text:style-name="P10"><text:span text:style-name="T4"><text:tab/></text:span></text:p>
      <text:p text:style-name="P10"><text:span text:style-name="T4">&lt;/html&gt;</text:span></text:p>
      <text:p text:style-name="P11"/>
      <text:p text:style-name="P14">cookie<text:span text:style-name="T12">2</text:span>.php :</text:p>
      <text:p text:style-name="P12">&lt;?php</text:p>
      <text:p text:style-name="P12"><text:tab/>setcookie('test_cookie_1', 'valeur_test_1', time() - 30*24*60*60);</text:p>
      <text:p text:style-name="P12"><text:tab/>setcookie("test_cookie_2", 'valeur_test_2', time() - 30*24*60*60);</text:p>
      <text:p text:style-name="P12"><text:tab/>setcookie("test_cookie_3", 'valeur_test_3', time());</text:p>
      <text:p text:style-name="P12"><text:tab/>setcookie("test_cookie_4", 0, time() - 30*24*60*60);</text:p>
      <text:p text:style-name="P12"><text:tab/>setcookie("test_cookie_5", '', time() - 30*24*60*60);</text:p>
      <text:p text:style-name="P12"><text:tab/>setcookie("test_cookie_6", false, time() - 30*24*60*60);</text:p>
      <text:p text:style-name="P12"><text:tab/>setcookie("test_cookie_7", 'valeur_test_7',time());</text:p>
      <text:p text:style-name="P12"><text:tab/><text:tab/><text:tab/></text:p>
      <text:p text:style-name="P12"><text:tab/>var_dump($_COOKIE);</text:p>
      <text:p text:style-name="P12">?&gt;</text:p>
      <text:p text:style-name="P12"/>
      <text:p text:style-name="P12">&lt;html&gt;</text:p>
      <text:p text:style-name="P12"><text:tab/>&lt;head&gt;</text:p>
      <text:p text:style-name="P12"><text:tab/><text:tab/>&lt;title&gt;Cookie&lt;/title&gt;</text:p>
      <text:p text:style-name="P12"><text:tab/>&lt;/head&gt;</text:p>
      <text:p text:style-name="P12"><text:tab/></text:p>
      <text:p text:style-name="P12"><text:tab/>&lt;body&gt;</text:p>
      <text:p text:style-name="P12"><text:tab/><text:tab/>&lt;p&gt; Cookies supprimés &lt;/p&gt;</text:p>
      <text:p text:style-name="P12"><text:tab/><text:tab/>&lt;br&gt;<text:tab/><text:tab/></text:p>
      <text:p text:style-name="P12"><text:tab/><text:tab/>&lt;a href="cookie1.php"&gt; Retour &lt;/a&gt;</text:p>
      <text:p text:style-name="P12"><text:tab/>&lt;/body&gt;</text:p>
      <text:p text:style-name="P12"><text:tab/></text:p>
      <text:p text:style-name="P12">&lt;/html&gt;</text:p>
      <text:p text:style-name="P12"/>
      <text:p text:style-name="P14"/>
      <text:p text:style-name="P13">2. En exécutant ce script, on obtient :</text:p>
      <text:p text:style-name="P13"/>
      <text:p text:style-name="P21">C:\wamp\www\wim2a\cookies\cookie1.php:10:</text:p>
      <text:p text:style-name="P19"><text:span text:style-name="T8">array</text:span> <text:span text:style-name="T9">(size=4)</text:span></text:p>
      <text:p text:style-name="P20"><text:s text:c="2"/><text:span text:style-name="T3">'test_cookie_1' </text:span><text:span text:style-name="T14">=&gt;</text:span><text:span text:style-name="T3"> </text:span><text:span text:style-name="T13">string</text:span><text:span text:style-name="T3"> </text:span><text:span text:style-name="T15">'valeur_test_1'</text:span><text:span text:style-name="T3"> </text:span><text:span text:style-name="T10">(length=13)</text:span></text:p>
      <text:p text:style-name="P20"><text:s text:c="2"/><text:span text:style-name="T3">'test_cookie_2' </text:span><text:span text:style-name="T14">=&gt;</text:span><text:span text:style-name="T3"> </text:span><text:span text:style-name="T13">string</text:span><text:span text:style-name="T3"> </text:span><text:span text:style-name="T15">'valeur_test_2'</text:span><text:span text:style-name="T3"> </text:span><text:span text:style-name="T10">(length=13)</text:span></text:p>
      <text:p text:style-name="P20"><text:s text:c="2"/><text:span text:style-name="T3">'test_cookie_4' </text:span><text:span text:style-name="T14">=&gt;</text:span><text:span text:style-name="T3"> </text:span><text:span text:style-name="T13">string</text:span><text:span text:style-name="T3"> </text:span><text:span text:style-name="T15">'0'</text:span><text:span text:style-name="T3"> </text:span><text:span text:style-name="T10">(length=1)</text:span></text:p>
      <text:p text:style-name="P18"><text:s text:c="2"/><text:span text:style-name="T3">'test_cookie_7' </text:span><text:span text:style-name="T14">=&gt;</text:span><text:span text:style-name="T3"> </text:span><text:span text:style-name="T13">string</text:span><text:span text:style-name="T3"> </text:span><text:span text:style-name="T15">'valeur_test_7'</text:span><text:span text:style-name="T3"> </text:span><text:span text:style-name="T10">(length=13)</text:span></text:p>
      <text:p text:style-name="P15"><text:a xlink:type="simple" xlink:href="http://localhost/wim2a/cookies/cookie1.php" text:style-name="Internet_20_link" text:visited-style-name="Visited_20_Internet_20_Link"><text:span text:style-name="T2">Recharger la page </text:span></text:a><text:line-break/><text:a xlink:type="simple" xlink:href="http://localhost/wim2a/cookies/cookie2.php" text:style-name="Internet_20_link" text:visited-style-name="Visited_20_Internet_20_Link"><text:span text:style-name="T2">Supprimer les cookies</text:span></text:a> </text:p>
      <text:p text:style-name="P15"/>
      <text:p text:style-name="P16">On observe donc que les test_cookie numéros 3,5,6 ne s'affichent pas, et ne sont donc pas dans $_COOKIE.</text:p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ira Sans" svg:font-family="'Fira Sans', 'Source Sans Pro', Helvetica, Arial, sans-serif"/>
    <style:font-face style:name="Tahoma1" svg:font-family="Tahoma"/>
    <style:font-face style:name="Times New Roman1" svg:font-family="'Times New Roman'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5M49S</meta:editing-duration>
    <meta:editing-cycles>6</meta:editing-cycles>
    <meta:generator>LibreOffice/5.1.3.2$Windows_x86 LibreOffice_project/644e4637d1d8544fd9f56425bd6cec110e49301b</meta:generator>
    <dc:date>2016-11-09T12:10:18.140000000</dc:date>
    <meta:document-statistic meta:table-count="0" meta:image-count="0" meta:object-count="0" meta:page-count="2" meta:paragraph-count="75" meta:word-count="441" meta:character-count="3294" meta:non-whitespace-character-count="2861"/>
    <meta:user-defined meta:name="Info 1"/>
    <meta:user-defined meta:name="Info 2"/>
    <meta:user-defined meta:name="Info 3"/>
    <meta:user-defined meta:name="Info 4"/>
  </office:meta>
</office:document-meta>
</file>